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02000000020839EBFB02D09F2D6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0.38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5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ff8000" draw:marker-end="Arrowheads_20_10" draw:marker-end-width="0.3cm" draw:fill="none" draw:textarea-vertical-align="middle"/>
    </style:style>
    <style:style style:name="gr10" style:family="graphic" style:parent-style-name="standard">
      <style:graphic-properties svg:stroke-color="#ff8000" draw:textarea-horizontal-align="justify" draw:textarea-vertical-align="middle" draw:auto-grow-height="false" fo:min-height="0.948cm" fo:min-width="2.198cm"/>
      <style:paragraph-properties style:writing-mode="lr-tb"/>
    </style:style>
    <style:style style:name="gr11" style:family="graphic" style:parent-style-name="objectwithoutfill">
      <style:graphic-properties svg:stroke-color="#ff8000" draw:marker-end="Arrowheads_20_11" draw:marker-end-width="0.3cm" draw:fill="none" draw:textarea-vertical-align="middle"/>
    </style:style>
    <style:style style:name="gr12" style:family="graphic" style:parent-style-name="standard">
      <style:graphic-properties svg:stroke-color="#2a6099" draw:textarea-horizontal-align="justify" draw:textarea-vertical-align="middle" draw:auto-grow-height="false" fo:min-height="0.632cm" fo:min-width="0.382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svg:stroke-color="#2a6099" draw:marker-start="Arrowheads_20_13" draw:marker-start-width="0.3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17" style:family="graphic" style:parent-style-name="objectwithoutfill">
      <style:graphic-properties svg:stroke-color="#2a6099" draw:marker-end="Arrowheads_20_14" draw:marker-end-width="0.3cm" draw:fill="none" draw:textarea-vertical-align="middle"/>
    </style:style>
    <style:style style:name="gr18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gr19" style:family="graphic" style:parent-style-name="objectwithoutfill">
      <style:graphic-properties svg:stroke-color="#2a6099" draw:marker-end="Arrowheads_20_16" draw:marker-end-width="0.3cm" draw:fill="none" draw:textarea-vertical-align="middle"/>
    </style:style>
    <style:style style:name="gr20" style:family="graphic" style:parent-style-name="objectwithoutfill">
      <style:graphic-properties svg:stroke-color="#2a6099" draw:marker-end="Arrowheads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font-name="MathJax_Math3" style:font-name-asian="MathJax_Math3" style:font-name-complex="MathJax_Math3"/>
    </style:style>
    <style:style style:name="T2" style:family="text">
      <style:text-properties style:font-name="TeX Gyre Bonum" fo:font-size="12pt"/>
    </style:style>
    <style:style style:name="T3" style:family="text">
      <style:text-properties style:font-name="TeX Gyre Bonum" fo:font-size="12pt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54cm" svg:height="1.265cm" svg:x="6.523cm" svg:y="0.5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2.199cm" svg:height="1.265cm" svg:x="5.801cm" svg:y="2.3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1" draw:layer="layout" svg:width="0.775cm" svg:height="1.265cm" svg:x="6.513cm" svg:y="4.3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2.312cm" svg:height="1.265cm" svg:x="5.744cm" svg:y="6.2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0.754cm" svg:height="1.265cm" svg:x="6.523cm" svg:y="8.4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2" draw:text-style-name="P2" xml:id="id1" draw:id="id1" draw:layer="layout" svg:width="1.25cm" svg:height="1.25cm" svg:x="2.25cm" svg:y="0.5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2.875cm" svg:y1="1.75cm" svg:x2="2.875cm" svg:y2="2.5cm" draw:start-shape="id1" draw:start-glue-point="8" draw:end-shape="id2" draw:end-glue-point="4" svg:d="M2875 1750v750" svg:viewBox="0 0 1 751">
          <text:p/>
        </draw:connector>
        <draw:custom-shape draw:style-name="gr4" draw:text-style-name="P2" xml:id="id2" draw:id="id2" draw:layer="layout" svg:width="2.45cm" svg:height="1cm" svg:x="1.65cm" svg:y="2.5cm"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0.75cm" svg:height="0.601cm" svg:x="2.525cm" svg:y="2.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2cm" svg:height="0.601cm" svg:x="4.771cm" svg:y="6.9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xml:id="id3" draw:id="id3" draw:layer="layout" svg:width="1.25cm" svg:height="1.25cm" svg:x="2.25cm" svg:y="4.301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3" draw:layer="layout" draw:type="line" svg:x1="2.875cm" svg:y1="3.5cm" svg:x2="2.875cm" svg:y2="4.301cm" draw:start-shape="id2" draw:start-glue-point="6" draw:end-shape="id3" draw:end-glue-point="4" svg:d="M2875 3500v801" svg:viewBox="0 0 1 802">
          <text:p/>
        </draw:connector>
        <draw:frame draw:style-name="gr1" draw:text-style-name="P1" draw:layer="layout" svg:width="0.467cm" svg:height="0.601cm" svg:x="2.667cm" svg:y="4.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2" xml:id="id4" draw:id="id4" draw:layer="layout" svg:width="2.45cm" svg:height="1cm" svg:x="1.651cm" svg:y="6.3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1.476cm" svg:height="0.602cm" svg:x="2.162cm" svg:y="6.4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6" draw:text-style-name="P3" draw:layer="layout" draw:type="line" svg:x1="2.875cm" svg:y1="5.551cm" svg:x2="2.876cm" svg:y2="6.301cm" draw:start-shape="id3" draw:start-glue-point="8" draw:end-shape="id4" draw:end-glue-point="4" svg:d="M2875 5551l1 750" svg:viewBox="0 0 2 751">
          <text:p/>
        </draw:connector>
        <draw:custom-shape draw:style-name="gr2" draw:text-style-name="P2" xml:id="id5" draw:id="id5" draw:layer="layout" svg:width="1.25cm" svg:height="1.25cm" svg:x="2.275cm" svg:y="7.8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45cm" svg:height="0.601cm" svg:x="2.678cm" svg:y="8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" draw:text-style-name="P2" xml:id="id6" draw:id="id6" draw:layer="layout" svg:width="1.25cm" svg:height="1.25cm" svg:x="2.275cm" svg:y="9.6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24cm" svg:height="0.601cm" svg:x="2.688cm" svg:y="9.8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7" draw:text-style-name="P3" draw:layer="layout" draw:type="line" svg:x1="2.876cm" svg:y1="7.301cm" svg:x2="2.9cm" svg:y2="7.875cm" draw:start-shape="id4" draw:start-glue-point="6" draw:end-shape="id5" draw:end-glue-point="4" svg:d="M2876 7301l24 574" svg:viewBox="0 0 25 575">
          <text:p/>
        </draw:connector>
        <draw:connector draw:style-name="gr8" draw:text-style-name="P3" draw:layer="layout" draw:type="line" svg:x1="2.9cm" svg:y1="9.125cm" svg:x2="2.9cm" svg:y2="9.675cm" draw:start-shape="id5" draw:start-glue-point="8" draw:end-shape="id6" draw:end-glue-point="4" svg:d="M2900 9125v550" svg:viewBox="0 0 1 551">
          <text:p/>
        </draw:connector>
        <draw:connector draw:style-name="gr9" draw:text-style-name="P3" draw:layer="layout" draw:type="curve" svg:x1="3.525cm" svg:y1="8.5cm" svg:x2="5.551cm" svg:y2="6.9cm" draw:start-shape="id5" draw:start-glue-point="10" draw:end-shape="id7" draw:end-glue-point="5" svg:d="M3525 8500c1521 0 508-1600 2026-1600" svg:viewBox="0 0 2027 1601">
          <text:p/>
        </draw:connector>
        <draw:custom-shape draw:style-name="gr10" draw:text-style-name="P2" xml:id="id7" draw:id="id7" draw:layer="layout" svg:width="2.698cm" svg:height="1.198cm" svg:x="5.551cm" svg:y="6.3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2.698cm" svg:height="1.198cm" svg:x="5.551cm" svg:y="2.4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curve" svg:x1="3.5cm" svg:y1="4.926cm" svg:x2="5.551cm" svg:y2="3cm" draw:start-shape="id3" draw:start-glue-point="10" draw:end-shape="id8" draw:end-glue-point="5" svg:d="M3500 4926c1539 0 514-1926 2051-1926" svg:viewBox="0 0 2052 1927">
          <text:p/>
        </draw:connector>
        <draw:custom-shape draw:style-name="gr12" draw:text-style-name="P2" xml:id="id9" draw:id="id9" draw:layer="layout" svg:width="1.25cm" svg:height="1.25cm" svg:x="6.275cm" svg:y="8.4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10" draw:id="id10" draw:layer="layout" svg:width="1.25cm" svg:height="1.25cm" svg:x="6.275cm" svg:y="4.3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11" draw:id="id11" draw:layer="layout" svg:width="1.25cm" svg:height="1.25cm" svg:x="6.275cm" svg:y="0.52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3" draw:text-style-name="P3" draw:layer="layout" svg:x1="1.25cm" svg:y1="1cm" svg:x2="1.25cm" svg:y2="10.75cm">
          <text:p/>
        </draw:line>
        <draw:line draw:style-name="gr14" draw:text-style-name="P3" draw:layer="layout" svg:x1="8.75cm" svg:y1="0.988cm" svg:x2="8.75cm" svg:y2="10.238cm">
          <text:p/>
        </draw:line>
        <draw:frame draw:style-name="gr15" draw:text-style-name="P4" draw:layer="layout" svg:width="3cm" svg:height="0.818cm" draw:transform="rotate (-1.5707963267949) translate (1.309cm 4.2cm)">
          <draw:text-box>
            <text:p><text:span text:style-name="T2">Propagação</text:span></text:p>
          </draw:text-box>
        </draw:frame>
        <draw:frame draw:style-name="gr16" draw:text-style-name="P4" draw:layer="layout" svg:width="4.18cm" svg:height="1.385cm" draw:transform="rotate (1.5707963267949) translate (8.558cm 7.79cm)">
          <draw:text-box>
            <text:p><text:span text:style-name="T3">Retropropagação</text:span></text:p>
          </draw:text-box>
        </draw:frame>
        <draw:connector draw:style-name="gr17" draw:text-style-name="P3" draw:layer="layout" draw:type="line" svg:x1="6.9cm" svg:y1="8.475cm" svg:x2="6.9cm" svg:y2="7.499cm" draw:start-shape="id9" draw:start-glue-point="4" draw:end-shape="id7" draw:end-glue-point="6" svg:d="M6900 8475v-976" svg:viewBox="0 0 1 977">
          <text:p/>
        </draw:connector>
        <draw:connector draw:style-name="gr18" draw:text-style-name="P3" draw:layer="layout" draw:type="line" svg:x1="6.9cm" svg:y1="6.301cm" svg:x2="6.9cm" svg:y2="5.625cm" draw:start-shape="id7" draw:start-glue-point="4" draw:end-shape="id10" draw:end-glue-point="8" svg:d="M6900 6301v-676" svg:viewBox="0 0 1 677">
          <text:p/>
        </draw:connector>
        <draw:connector draw:style-name="gr19" draw:text-style-name="P3" draw:layer="layout" draw:type="line" svg:x1="6.9cm" svg:y1="4.375cm" svg:x2="6.9cm" svg:y2="3.599cm" draw:start-shape="id10" draw:start-glue-point="4" draw:end-shape="id8" draw:end-glue-point="6" svg:d="M6900 4375v-776" svg:viewBox="0 0 1 777">
          <text:p/>
        </draw:connector>
        <draw:connector draw:style-name="gr20" draw:text-style-name="P3" draw:layer="layout" draw:type="line" svg:x1="6.9cm" svg:y1="2.401cm" svg:x2="6.9cm" svg:y2="1.775cm" draw:start-shape="id8" draw:start-glue-point="4" draw:end-shape="id11" draw:end-glue-point="8" svg:d="M6900 2401v-626" svg:viewBox="0 0 1 627">
          <text:p/>
        </draw:connector>
        <draw:frame draw:style-name="gr1" draw:text-style-name="P1" draw:layer="layout" svg:width="0.445cm" svg:height="0.601cm" svg:x="2.678cm" svg:y="0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0.775cm" svg:height="1.265cm" svg:x="4.574cm" svg:y="7.21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0.775cm" svg:height="1.265cm" svg:x="4.575cm" svg:y="3.4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athJax_Math1" fo:font-family="MathJax_Math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3T09:32:35.255389321</meta:creation-date>
    <dc:date>2023-11-22T08:44:46.542839140</dc:date>
    <meta:editing-duration>PT2H44M30S</meta:editing-duration>
    <meta:editing-cycles>16</meta:editing-cycles>
    <meta:generator>LibreOffice/7.3.7.2$Linux_X86_64 LibreOffice_project/3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row>
      <mi>π</mi>
      <mi>x</mi>
    </mrow>
    <annotation encoding="StarMath 5.0">%pi x</annotation>
  </semantics>
</math>
</file>

<file path=Object 10/content.xml><?xml version="1.0" encoding="utf-8"?>
<math xmlns="http://www.w3.org/1998/Math/MathML" display="block">
  <semantics>
    <mfrac>
      <mi mathvariant="italic">dz</mi>
      <mi mathvariant="italic">dy</mi>
    </mfrac>
    <annotation encoding="StarMath 5.0">frac {dz}{dy}</annotation>
  </semantics>
</math>
</file>

<file path=Object 11/content.xml><?xml version="1.0" encoding="utf-8"?>
<math xmlns="http://www.w3.org/1998/Math/MathML" display="block">
  <semantics>
    <mfrac>
      <mi mathvariant="italic">dz</mi>
      <mi mathvariant="italic">du</mi>
    </mfrac>
    <annotation encoding="StarMath 5.0">frac {dz}{du}</annotation>
  </semantics>
</math>
</file>

<file path=Object 12/content.xml><?xml version="1.0" encoding="utf-8"?>
<math xmlns="http://www.w3.org/1998/Math/MathML" display="block">
  <semantics>
    <mfrac>
      <mi mathvariant="italic">dz</mi>
      <mi mathvariant="italic">dx</mi>
    </mfrac>
    <annotation encoding="StarMath 5.0">frac {dz}{dx}</annotation>
  </semantics>
</math>
</file>

<file path=Object 13/content.xml><?xml version="1.0" encoding="utf-8"?>
<math xmlns="http://www.w3.org/1998/Math/MathML" display="block">
  <semantics>
    <mfrac>
      <mi mathvariant="italic">dy</mi>
      <mi mathvariant="italic">du</mi>
    </mfrac>
    <annotation encoding="StarMath 5.0">frac{dy}{du}</annotation>
  </semantics>
</math>
</file>

<file path=Object 14/content.xml><?xml version="1.0" encoding="utf-8"?>
<math xmlns="http://www.w3.org/1998/Math/MathML" display="block">
  <semantics>
    <mfrac>
      <mi mathvariant="italic">du</mi>
      <mi mathvariant="italic">dx</mi>
    </mfrac>
    <annotation encoding="StarMath 5.0">frac{du}{dx}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row>
      <mi mathvariant="italic">sen</mi>
      <mrow>
        <mo fence="true" form="prefix" stretchy="false">(</mo>
        <mrow>
          <mi>u</mi>
        </mrow>
        <mo fence="true" form="postfix" stretchy="false">)</mo>
      </mrow>
    </mrow>
    <annotation encoding="StarMath 5.0">sen(u)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z</mi>
    <annotation encoding="StarMath 5.0">z</annotation>
  </semantics>
</math>
</file>

<file path=Object 8/content.xml><?xml version="1.0" encoding="utf-8"?>
<math xmlns="http://www.w3.org/1998/Math/MathML" display="block">
  <semantics>
    <mrow>
      <mfrac>
        <mi>d</mi>
        <mi mathvariant="italic">du</mi>
      </mfrac>
      <mrow>
        <mo fence="true" form="prefix" stretchy="true">[</mo>
        <mrow>
          <mrow>
            <mi mathvariant="italic">se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row>
        <mo fence="true" form="postfix" stretchy="true">]</mo>
      </mrow>
    </mrow>
    <annotation encoding="StarMath 5.0">frac{d}{du} left[sen(u) right]</annotation>
  </semantics>
</math>
</file>

<file path=Object 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[</mo>
          <mrow>
            <mrow>
              <mi>π</mi>
              <mi>x</mi>
            </mrow>
          </mrow>
          <mo fence="true" form="postfix" stretchy="true">]</mo>
        </mrow>
        <mo stretchy="false">=</mo>
        <mi>π</mi>
      </mrow>
    </mrow>
    <annotation encoding="StarMath 5.0">frac{d}{dx} left[ %pi x right] = %pi</annotation>
  </semantics>
</math>
</file>